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Franklin Gothic Book" fo:font-size="16pt" style:text-underline-style="none" fo:font-weight="bold" officeooo:paragraph-rsid="001a4204"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Franklin Gothic Book" fo:font-size="16pt" style:text-underline-style="none" fo:font-weight="bold" officeooo:rsid="001dcf03" officeooo:paragraph-rsid="00204f13"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Franklin Gothic Book" fo:font-size="16pt" style:text-underline-style="none" fo:font-weight="bold" officeooo:rsid="001a4204" officeooo:paragraph-rsid="001a4204"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Franklin Gothic Book" fo:font-size="16pt" style:text-underline-style="none" fo:font-weight="bold" officeooo:rsid="0027ba10" officeooo:paragraph-rsid="0027ba10"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2abb05"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style:font-name="Franklin Gothic Book" fo:font-size="16pt" style:text-underline-style="none" fo:font-weight="normal" officeooo:rsid="0035ef1f" officeooo:paragraph-rsid="0035ef1f"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Franklin Gothic Book" fo:font-size="16pt" style:text-underline-style="none" fo:font-weight="normal" officeooo:rsid="003e37a2" officeooo:paragraph-rsid="003e37a2"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abb05"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b43ae" officeooo:paragraph-rsid="002b43ae"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Franklin Gothic Book" fo:font-size="14pt" style:text-underline-style="none" fo:font-weight="bold" officeooo:paragraph-rsid="001aafb4"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b43ae" officeooo:paragraph-rsid="002b43ae"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2ff421" officeooo:paragraph-rsid="002ff421"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1fd1a" officeooo:paragraph-rsid="0031fd1a"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Franklin Gothic Book" fo:font-size="12pt" style:text-underline-style="none" fo:font-weight="normal" officeooo:rsid="002c44ef" officeooo:paragraph-rsid="002c44ef"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officeooo:paragraph-rsid="003cbace"/>
    </style:style>
    <style:style style:name="P19" style:family="paragraph" style:parent-style-name="Standard">
      <style:paragraph-properties fo:text-align="justify" style:justify-single-word="false"/>
      <style:text-properties style:text-underline-style="solid" style:text-underline-width="auto" style:text-underline-color="font-color" officeooo:rsid="003e005f" officeooo:paragraph-rsid="003e005f"/>
    </style:style>
    <style:style style:name="P20"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2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b43ae" officeooo:paragraph-rsid="002b43ae" style:font-size-asian="10.5pt" style:font-weight-asian="bold" style:font-size-complex="12pt" style:font-weight-complex="bold"/>
    </style:style>
    <style:style style:name="P22"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abb05" officeooo:paragraph-rsid="002abb05"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1aafb4" officeooo:paragraph-rsid="001dcf0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Franklin Gothic Book" fo:font-size="12pt" style:text-underline-style="none" fo:font-weight="bold" officeooo:rsid="001a4204" officeooo:paragraph-rsid="001aafb4"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Franklin Gothic Book" fo:font-size="12pt" style:text-underline-style="none" fo:font-weight="bold" officeooo:rsid="002abb05" officeooo:paragraph-rsid="002abb05"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Franklin Gothic Book" fo:font-size="12pt" style:text-underline-style="none" fo:font-weight="bold" officeooo:rsid="0037564e" officeooo:paragraph-rsid="0035ef1f"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aafb4"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Franklin Gothic Book" fo:font-size="12pt" style:text-underline-style="none" fo:font-weight="normal" officeooo:rsid="001c8473" officeooo:paragraph-rsid="001aafb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Franklin Gothic Book" fo:font-size="12pt" style:text-underline-style="none" fo:font-weight="normal" officeooo:rsid="001ec20a" officeooo:paragraph-rsid="001ec20a"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Franklin Gothic Book" fo:font-size="12pt" style:text-underline-style="none" fo:font-weight="normal" officeooo:rsid="002b43ae" officeooo:paragraph-rsid="002b43ae"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Franklin Gothic Book" fo:font-size="12pt" style:text-underline-style="none" fo:font-weight="normal" officeooo:rsid="002abb05" officeooo:paragraph-rsid="002abb05"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Franklin Gothic Book" fo:font-size="12pt" style:text-underline-style="none" fo:font-weight="normal" officeooo:rsid="003e37a2" officeooo:paragraph-rsid="003e37a2"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Franklin Gothic Book" fo:font-size="12pt" style:text-underline-style="none" fo:font-weight="normal" officeooo:rsid="00440d72" officeooo:paragraph-rsid="00440d72"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35a455"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Franklin Gothic Book" style:text-underline-style="none" officeooo:rsid="003cbace" officeooo:paragraph-rsid="003cbace"/>
    </style:style>
    <style:style style:name="P38" style:family="paragraph" style:parent-style-name="Standard">
      <style:paragraph-properties fo:text-align="justify" style:justify-single-word="false"/>
      <style:text-properties style:font-name="Franklin Gothic Book" fo:font-size="16pt" style:text-underline-style="none" fo:font-weight="normal" officeooo:rsid="0035ef1f" officeooo:paragraph-rsid="0035ef1f" style:font-size-asian="16pt" style:font-weight-asian="normal" style:font-size-complex="16pt" style:font-weight-complex="normal"/>
    </style:style>
    <style:style style:name="P39"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3c823b" style:font-size-asian="16pt" style:font-weight-asian="normal" style:font-size-complex="16pt" style:font-weight-complex="normal"/>
    </style:style>
    <style:style style:name="P40"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2abb05" style:font-size-asian="16pt" style:font-weight-asian="normal" style:font-size-complex="16pt" style:font-weight-complex="normal"/>
    </style:style>
    <style:style style:name="P41" style:family="paragraph" style:parent-style-name="Standard">
      <style:paragraph-properties fo:text-align="justify"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42" style:family="paragraph" style:parent-style-name="Standard">
      <style:paragraph-properties fo:text-align="start" style:justify-single-word="false"/>
      <style:text-properties style:font-name="Franklin Gothic Book" fo:font-size="16pt" style:text-underline-style="none" fo:font-weight="bold" officeooo:rsid="00491eb9" officeooo:paragraph-rsid="00491eb9" style:font-size-asian="16pt" style:font-weight-asian="bold" style:font-size-complex="16pt" style:font-weight-complex="bold"/>
    </style:style>
    <style:style style:name="P43"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491eb9" officeooo:paragraph-rsid="00491eb9" style:font-size-asian="16pt" style:font-weight-asian="bold" style:font-size-complex="16pt" style:font-weight-complex="bold"/>
    </style:style>
    <style:style style:name="P44"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a4204"/>
    </style:style>
    <style:style style:name="T3" style:family="text">
      <style:text-properties style:text-underline-style="solid" style:text-underline-width="auto" style:text-underline-color="font-color" officeooo:rsid="002a3e40"/>
    </style:style>
    <style:style style:name="T4" style:family="text">
      <style:text-properties style:text-underline-style="solid" style:text-underline-width="auto" style:text-underline-color="font-color" officeooo:rsid="002c9654"/>
    </style:style>
    <style:style style:name="T5" style:family="text">
      <style:text-properties fo:font-size="12pt" style:font-size-asian="10.5pt" style:font-size-complex="12pt"/>
    </style:style>
    <style:style style:name="T6" style:family="text">
      <style:text-properties fo:font-size="12pt" officeooo:rsid="001aafb4" style:font-size-asian="10.5pt" style:font-size-complex="12pt"/>
    </style:style>
    <style:style style:name="T7" style:family="text">
      <style:text-properties fo:font-size="12pt" officeooo:rsid="001c8473" style:font-size-asian="10.5pt" style:font-size-complex="12pt"/>
    </style:style>
    <style:style style:name="T8" style:family="text">
      <style:text-properties fo:font-size="12pt" officeooo:rsid="0026d1e5" style:font-size-asian="10.5pt" style:font-size-complex="12pt"/>
    </style:style>
    <style:style style:name="T9" style:family="text">
      <style:text-properties fo:font-size="12pt" officeooo:rsid="00440d72" style:font-size-asian="10.5pt" style:font-size-complex="12pt"/>
    </style:style>
    <style:style style:name="T10" style:family="text">
      <style:text-properties fo:font-size="12pt" officeooo:rsid="0046dd48" style:font-size-asian="10.5pt" style:font-size-complex="12pt"/>
    </style:style>
    <style:style style:name="T11" style:family="text">
      <style:text-properties fo:font-size="12pt" style:text-underline-style="solid" style:text-underline-width="auto" style:text-underline-color="font-color" fo:font-weight="normal" officeooo:rsid="00204f13" style:font-size-asian="10.5pt" style:font-weight-asian="normal" style:font-size-complex="12pt" style:font-weight-complex="normal"/>
    </style:style>
    <style:style style:name="T12" style:family="text">
      <style:text-properties fo:font-size="12pt" style:text-underline-style="solid" style:text-underline-width="auto" style:text-underline-color="font-color" fo:font-weight="normal" officeooo:rsid="001ec20a" style:font-size-asian="10.5pt" style:font-weight-asian="normal" style:font-size-complex="12pt" style:font-weight-complex="normal"/>
    </style:style>
    <style:style style:name="T13" style:family="text">
      <style:text-properties fo:font-size="12pt" style:text-underline-style="solid" style:text-underline-width="auto" style:text-underline-color="font-color" officeooo:rsid="002677fe" style:font-size-asian="10.5pt" style:font-size-complex="12pt"/>
    </style:style>
    <style:style style:name="T14" style:family="text">
      <style:text-properties fo:font-size="12pt" style:text-underline-style="none" fo:font-weight="normal" style:font-size-asian="10.5pt" style:font-weight-asian="normal" style:font-size-complex="12pt" style:font-weight-complex="normal"/>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officeooo:rsid="001aafb4" style:font-size-asian="10.5pt" style:font-weight-asian="normal" style:font-size-complex="12pt" style:font-weight-complex="normal"/>
    </style:style>
    <style:style style:name="T17" style:family="text">
      <style:text-properties fo:font-size="12pt" fo:font-weight="normal" officeooo:rsid="001c8473" style:font-size-asian="10.5pt" style:font-weight-asian="normal" style:font-size-complex="12pt" style:font-weight-complex="normal"/>
    </style:style>
    <style:style style:name="T18" style:family="text">
      <style:text-properties fo:font-size="12pt" fo:font-weight="normal" officeooo:rsid="001ec20a" style:font-size-asian="10.5pt" style:font-weight-asian="normal" style:font-size-complex="12pt" style:font-weight-complex="normal"/>
    </style:style>
    <style:style style:name="T19" style:family="text">
      <style:text-properties fo:font-size="12pt" fo:font-weight="normal" officeooo:rsid="002179c5" style:font-size-asian="10.5pt" style:font-weight-asian="normal" style:font-size-complex="12pt" style:font-weight-complex="normal"/>
    </style:style>
    <style:style style:name="T20" style:family="text">
      <style:text-properties fo:font-size="12pt" fo:font-weight="normal" officeooo:rsid="002677fe" style:font-size-asian="10.5pt" style:font-weight-asian="normal" style:font-size-complex="12pt" style:font-weight-complex="normal"/>
    </style:style>
    <style:style style:name="T21" style:family="text">
      <style:text-properties fo:font-size="12pt" fo:font-weight="normal" officeooo:rsid="0026d1e5" style:font-size-asian="10.5pt" style:font-weight-asian="normal" style:font-size-complex="12pt" style:font-weight-complex="normal"/>
    </style:style>
    <style:style style:name="T22" style:family="text">
      <style:text-properties fo:font-size="12pt" fo:font-weight="normal" officeooo:rsid="004a2db5" style:font-size-asian="10.5pt" style:font-weight-asian="normal" style:font-size-complex="12pt" style:font-weight-complex="normal"/>
    </style:style>
    <style:style style:name="T23" style:family="text">
      <style:text-properties fo:font-size="12pt" fo:font-weight="bold" style:font-size-asian="10.5pt" style:font-weight-asian="bold" style:font-size-complex="12pt" style:font-weight-complex="bold"/>
    </style:style>
    <style:style style:name="T24" style:family="text">
      <style:text-properties fo:font-size="12pt" fo:font-weight="bold" officeooo:rsid="0037564e" style:font-size-asian="10.5pt" style:font-weight-asian="bold" style:font-size-complex="12pt" style:font-weight-complex="bold"/>
    </style:style>
    <style:style style:name="T25" style:family="text">
      <style:text-properties fo:font-size="12pt" fo:font-weight="bold" officeooo:rsid="0042d078" style:font-size-asian="10.5pt" style:font-weight-asian="bold" style:font-size-complex="12pt" style:font-weight-complex="bold"/>
    </style:style>
    <style:style style:name="T26" style:family="text">
      <style:text-properties fo:font-size="12pt" fo:font-weight="bold" officeooo:rsid="00440d72" style:font-size-asian="10.5pt" style:font-weight-asian="bold" style:font-size-complex="12pt" style:font-weight-complex="bold"/>
    </style:style>
    <style:style style:name="T27" style:family="text">
      <style:text-properties fo:font-size="12pt" fo:font-weight="bold" officeooo:rsid="0046dd48" style:font-size-asian="10.5pt" style:font-weight-asian="bold" style:font-size-complex="12pt" style:font-weight-complex="bold"/>
    </style:style>
    <style:style style:name="T28" style:family="text">
      <style:text-properties fo:font-size="12pt" fo:font-weight="bold" officeooo:rsid="003ab1ae" style:font-size-asian="12pt" style:font-weight-asian="bold" style:font-size-complex="12pt" style:font-weight-complex="bold"/>
    </style:style>
    <style:style style:name="T29" style:family="text">
      <style:text-properties fo:font-size="12pt" fo:font-style="italic" style:font-size-asian="10.5pt" style:font-style-asian="italic" style:font-size-complex="12pt" style:font-style-complex="italic"/>
    </style:style>
    <style:style style:name="T30" style:family="text">
      <style:text-properties officeooo:rsid="001a4204"/>
    </style:style>
    <style:style style:name="T31" style:family="text">
      <style:text-properties fo:font-weight="bold" style:font-weight-asian="bold" style:font-weight-complex="bold"/>
    </style:style>
    <style:style style:name="T32" style:family="text">
      <style:text-properties fo:font-weight="bold" officeooo:rsid="002c9654" style:font-weight-asian="bold" style:font-weight-complex="bold"/>
    </style:style>
    <style:style style:name="T33" style:family="text">
      <style:text-properties style:text-underline-style="none"/>
    </style:style>
    <style:style style:name="T34" style:family="text">
      <style:text-properties style:text-underline-style="none" officeooo:rsid="00358d96"/>
    </style:style>
    <style:style style:name="T35" style:family="text">
      <style:text-properties style:text-underline-style="none" officeooo:rsid="0035a455"/>
    </style:style>
    <style:style style:name="T36" style:family="text">
      <style:text-properties officeooo:rsid="001aafb4"/>
    </style:style>
    <style:style style:name="T37" style:family="text">
      <style:text-properties style:font-name="Franklin Gothic Book"/>
    </style:style>
    <style:style style:name="T38" style:family="text">
      <style:text-properties style:font-name="Franklin Gothic Book" fo:font-size="12pt" style:text-underline-style="solid" style:text-underline-width="auto" style:text-underline-color="font-color" fo:font-weight="normal" officeooo:rsid="0035ef1f" style:font-size-asian="12pt" style:font-weight-asian="normal" style:font-size-complex="12pt" style:font-weight-complex="normal"/>
    </style:style>
    <style:style style:name="T39" style:family="text">
      <style:text-properties style:font-name="Franklin Gothic Book" fo:font-size="12pt" style:text-underline-style="none" fo:font-weight="normal" officeooo:rsid="0035ef1f" style:font-size-asian="12pt" style:font-weight-asian="normal" style:font-size-complex="12pt" style:font-weight-complex="normal"/>
    </style:style>
    <style:style style:name="T40" style:family="text">
      <style:text-properties style:font-name="Franklin Gothic Book" fo:font-size="12pt" fo:font-style="normal" style:text-underline-style="none" fo:font-weight="normal" officeooo:rsid="0035ef1f" style:font-size-asian="12pt" style:font-style-asian="normal" style:font-weight-asian="normal" style:font-size-complex="12pt" style:font-style-complex="normal" style:font-weight-complex="normal"/>
    </style:style>
    <style:style style:name="T41" style:family="text">
      <style:text-properties style:font-name="Franklin Gothic Book" fo:font-size="12pt" fo:font-style="normal" style:text-underline-style="none" fo:font-weight="normal" officeooo:rsid="003ab1ae" style:font-size-asian="12pt" style:font-style-asian="normal" style:font-weight-asian="normal" style:font-size-complex="12pt" style:font-style-complex="normal" style:font-weight-complex="normal"/>
    </style:style>
    <style:style style:name="T42" style:family="text">
      <style:text-properties style:font-name="Franklin Gothic Book" style:text-underline-style="none"/>
    </style:style>
    <style:style style:name="T43" style:family="text">
      <style:text-properties style:font-name="Franklin Gothic Book" style:text-underline-style="none" officeooo:rsid="003ab1ae"/>
    </style:style>
    <style:style style:name="T44" style:family="text">
      <style:text-properties style:font-name="Franklin Gothic Book" style:text-underline-style="none" officeooo:rsid="003cbace"/>
    </style:style>
    <style:style style:name="T45" style:family="text">
      <style:text-properties style:font-name="Franklin Gothic Book" style:text-underline-style="none" officeooo:rsid="00485ddd"/>
    </style:style>
    <style:style style:name="T46" style:family="text">
      <style:text-properties style:font-name="Franklin Gothic Book" officeooo:rsid="003cbace"/>
    </style:style>
    <style:style style:name="T47" style:family="text">
      <style:text-properties officeooo:rsid="002b43ae"/>
    </style:style>
    <style:style style:name="T48" style:family="text">
      <style:text-properties officeooo:rsid="002c9654"/>
    </style:style>
    <style:style style:name="T49" style:family="text">
      <style:text-properties officeooo:rsid="0030a198"/>
    </style:style>
    <style:style style:name="T50" style:family="text">
      <style:text-properties officeooo:rsid="0033c072"/>
    </style:style>
    <style:style style:name="T51" style:family="text">
      <style:text-properties officeooo:rsid="003ab1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ifier une tâche de calcul coûteuse mais découpable en fonction de critères multiples dont environnementaux</text:p>
      <text:p text:style-name="P6">(rapport d’analyse)</text:p>
      <text:p text:style-name="P1"/>
      <text:p text:style-name="P20"/>
      <text:p text:style-name="P5"><text:span text:style-name="T5">Fait par </text:span><text:span text:style-name="T29">IJJA Ziad</text:span><text:span text:style-name="T5">, </text:span><text:span text:style-name="T29">SAINTE-LUCE Clément</text:span><text:span text:style-name="T5">, </text:span><text:span text:style-name="T29">ROGER Aurivel.</text:span></text:p>
      <text:p text:style-name="P20"/>
      <text:p text:style-name="P13"><text:span text:style-name="T2">Structure</text:span><text:span text:style-name="T3">s</text:span><text:span text:style-name="T2"> des données utilisées </text:span><text:span text:style-name="T30">:</text:span></text:p>
      <text:p text:style-name="P24"/>
      <text:p text:style-name="P2"><text:span text:style-name="T13">Production</text:span><text:span text:style-name="T16">: </text:span><text:span text:style-name="T20">C’est un enregistrement</text:span><text:span text:style-name="T16">.</text:span></text:p>
      <text:p text:style-name="P23">Contient : </text:p>
      <text:p text:style-name="P27">- 5 <text:span text:style-name="T31">entiers</text:span> (region , mois, jour, heure, importation)</text:p>
      <text:p text:style-name="P2"><text:span text:style-name="T16">- </text:span><text:span text:style-name="T17">6 </text:span><text:span text:style-name="T7">Energie</text:span><text:span text:style-name="T17">(thermique, nucleaire, eolien, solaire, hydraulique, bioenergie)</text:span></text:p>
      <text:p text:style-name="P30"/>
      <text:p text:style-name="P30"/>
      <text:p text:style-name="P4"><text:span text:style-name="T7">E</text:span><text:span text:style-name="T5">nergie : </text:span><text:span text:style-name="T15">C’est un enregistrement imbriqué à « Production ».</text:span></text:p>
      <text:p text:style-name="P4"><text:span text:style-name="T11">C</text:span><text:span text:style-name="T12">ontient </text:span><text:span text:style-name="T18">:</text:span></text:p>
      <text:p text:style-name="P31">-1 <text:span text:style-name="T31">double</text:span> (production)</text:p>
      <text:p text:style-name="P31">-1 <text:span text:style-name="T31">double</text:span> (taux_production) initialisé à 0</text:p>
      <text:p text:style-name="P29"/>
      <text:p text:style-name="P29"/>
      <text:p text:style-name="P3"><text:span text:style-name="T21">L’enregistrement</text:span><text:span text:style-name="T8"> Production</text:span><text:span text:style-name="T6"> </text:span><text:span text:style-name="T16">est ce qui va contenir les valeurs (des entiers) des données de production comme la région, l’heure, le jour, l’importation, etc. Néanmoins, les types de production comme l’énergie thermique, nucléaire, éolien, etc. seront de type </text:span><text:span text:style-name="T8">Energie</text:span><text:span text:style-name="T16">. C’est un second enregistrement qui est </text:span><text:span text:style-name="T19">imbriqué</text:span><text:span text:style-name="T16"> dans </text:span><text:span text:style-name="T8">Production</text:span><text:span text:style-name="T16">. Il contient un double « production » et un double « taux_production », qui sont respectivement la production en MWh ainsi que le taux de cette production par rapport à la production totale, c’est pourquoi « taux_production » est initialisé à 0, car on calcul le taux après avoir pris toutes les productions.</text:span></text:p>
      <text:p text:style-name="P3"><text:span text:style-name="T16"/></text:p>
      <text:p text:style-name="P43"><text:span text:style-name="T6">T</text:span><text:span text:style-name="T5">ache_calcul :</text:span><text:span text:style-name="T14"> C’est un enregistrement.</text:span></text:p>
      <text:p text:style-name="P43"><text:span text:style-name="T15">Contient :</text:span></text:p>
      <text:p text:style-name="P42"><text:span text:style-name="T15">-7 </text:span><text:span text:style-name="T5">entiers</text:span><text:span text:style-name="T15"> (identifiant, mois_depart, jour_depart, horaire_depart, mois_terminaison, jour_terminaison, horaire_terminaison)</text:span></text:p>
      <text:p text:style-name="P42"><text:span text:style-name="T15">-1 </text:span><text:span text:style-name="T5">chaîne</text:span><text:span text:style-name="T15"> de caractère (nom)</text:span></text:p>
      <text:p text:style-name="P42"><text:span text:style-name="T15">-</text:span><text:span text:style-name="T22">6</text:span><text:span text:style-name="T15"> </text:span><text:span text:style-name="T5">flottant</text:span><text:span text:style-name="T15"> (duree, cout_moyen_maximum, cout_marginale_maximum, <text:s/>pourcentage_minimum_production_marginale, pourcentage_maximal_importation, pourcentage_maximal_importation_nation)</text:span></text:p>
      <text:p text:style-name="P3"><text:span text:style-name="T16"/></text:p>
      <text:p text:style-name="P3"><text:span text:style-name="T16"/></text:p>
      <text:p text:style-name="P3"><text:span text:style-name="T16"/></text:p>
      <text:p text:style-name="P28"/>
      <text:p text:style-name="P28"/>
      <text:p text:style-name="P12"/>
      <text:p text:style-name="P12"/>
      <text:p text:style-name="P12"/>
      <text:p text:style-name="P12"/>
      <text:p text:style-name="P12"/>
      <text:p text:style-name="P12"/>
      <text:p text:style-name="P12"/>
      <text:p text:style-name="P12"/>
      <text:p text:style-name="P12"><text:soft-page-break/><text:span text:style-name="T36">S</text:span><text:span text:style-name="T47">ous-algorithmes :</text:span></text:p>
      <text:p text:style-name="P11"/>
      <text:p text:style-name="P14"><text:span text:style-name="T49">Procédure </text:span><text:span text:style-name="T51">taux_production_energie</text:span>:</text:p>
      <text:p text:style-name="P14"/>
      <text:p text:style-name="P17"><text:span text:style-name="T4">R</text:span><text:span text:style-name="T1">ôle :</text:span> permet de calculer le taux de production de chaque type de production d’une région <text:span text:style-name="T48">à partir de l’enregistrement </text:span><text:span text:style-name="T32">Production</text:span><text:span text:style-name="T48">.</text:span></text:p>
      <text:p text:style-name="P17"/>
      <text:p text:style-name="P15">Entrée :<text:span text:style-name="T33"> 1 entier « production_totale » et 1 Production « p_r » (diminutif de production_region)</text:span></text:p>
      <text:p text:style-name="P15"/>
      <text:p text:style-name="P16">M<text:span text:style-name="T50">odification</text:span> :<text:span text:style-name="T33"> </text:span><text:span text:style-name="T34">6 double </text:span><text:span text:style-name="T35">: p_r.thermique.taux_production</text:span></text:p>
      <text:p text:style-name="P36"><text:tab/><text:tab/> <text:s text:c="3"/>p_r.nucleaire.taux_production</text:p>
      <text:p text:style-name="P36"><text:tab/><text:tab/> <text:s text:c="3"/>p_r.eolien.taux_production</text:p>
      <text:p text:style-name="P36"><text:tab/><text:tab/> <text:s text:c="3"/>p_r.solaire.taux_production</text:p>
      <text:p text:style-name="P36"><text:tab/><text:tab/> <text:s text:c="3"/>p_r.hydraulique.taux_production</text:p>
      <text:p text:style-name="P36"><text:tab/><text:tab/> <text:s text:c="3"/>p_r.bioenergie.taux_production</text:p>
      <text:p text:style-name="P36"/>
      <text:p text:style-name="P18"><text:span text:style-name="T38">Signature :</text:span><text:span text:style-name="T39"> procédure </text:span><text:span text:style-name="T41">taux_production_energie</text:span><text:span text:style-name="T40"> </text:span><text:span text:style-name="T39">( </text:span><text:span text:style-name="T43">Ⓜ p_r <text:s/></text:span><text:span text:style-name="T44">)</text:span></text:p>
      <text:p text:style-name="P37"/>
      <text:p text:style-name="P19"><text:span text:style-name="T46">P</text:span><text:span text:style-name="T37">récondition(s) :</text:span><text:span text:style-name="T42"> </text:span><text:span text:style-name="T45">production_totale &gt; 0. Si production_totale est = 0, on divise par 0 ce qui est impossible.</text:span></text:p>
      <text:p text:style-name="P15"/>
      <text:p text:style-name="P15"/>
      <text:p text:style-name="P32"/>
      <text:p text:style-name="P2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0"><text:span text:style-name="T36">R</text:span>épartition des tâches :</text:p>
      <text:p text:style-name="P22"/>
      <text:p text:style-name="P7"><text:soft-page-break/><text:span text:style-name="T23">IJJA Ziad :</text:span><text:span text:style-name="T5"> </text:span></text:p>
      <text:p text:style-name="P33"/>
      <text:p text:style-name="P7"><text:span text:style-name="T5">-Création des enregistrements </text:span><text:span text:style-name="T23">Production</text:span><text:span text:style-name="T5"> et </text:span><text:span text:style-name="T23">Energie</text:span><text:span text:style-name="T5">.</text:span></text:p>
      <text:p text:style-name="P33"/>
      <text:p text:style-name="P39"><text:span text:style-name="T5">-Création du sous-algorithme </text:span><text:span text:style-name="T28">taux_production_energie</text:span><text:span text:style-name="T5"> permettant de calculer le taux de production de chaque type de production.</text:span></text:p>
      <text:p text:style-name="P39"><text:span text:style-name="T10">-Création du sous-algorithme </text:span><text:span text:style-name="T27">importation_max</text:span><text:span text:style-name="T10"> qui compare le taux d’importation d’une région par rapport au taux d’importation maximal présent dans la feuille de calcule.</text:span></text:p>
      <text:p text:style-name="P33"/>
      <text:p text:style-name="P25">ROGER Aurivel :</text:p>
      <text:p text:style-name="P25"/>
      <text:p text:style-name="P35">-Création de l’enregistrement <text:span text:style-name="T31">tache_calcul </text:span>;</text:p>
      <text:p text:style-name="P25"/>
      <text:p text:style-name="P8"><text:span text:style-name="T5">-Création du sous-algorithme </text:span><text:span text:style-name="T24">cout_marginal</text:span><text:span text:style-name="T25">_regional</text:span><text:span text:style-name="T24">.</text:span></text:p>
      <text:p text:style-name="P8"><text:span text:style-name="T24">-</text:span><text:span text:style-name="T9">Création du sous-algorithme </text:span><text:span text:style-name="T26">lire_tache_calcul </text:span><text:span text:style-name="T9"><text:s/>permettant de lire un fichier de calcul.</text:span></text:p>
      <text:p text:style-name="P26"/>
      <text:p text:style-name="P9"><text:span text:style-name="T24">S</text:span><text:span text:style-name="T23">AINTE-LUCE Clément :</text:span></text:p>
      <text:p text:style-name="P34"/>
      <text:p text:style-name="P9"><text:span text:style-name="T5">-Création du sous-algorithme </text:span><text:span text:style-name="T23">cout_moyen. </text:span></text:p>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29T08:27:20.535000000</dc:date>
    <meta:editing-duration>PT1H24M58S</meta:editing-duration>
    <meta:editing-cycles>45</meta:editing-cycles>
    <meta:generator>LibreOffice/7.4.1.2$Windows_X86_64 LibreOffice_project/3c58a8f3a960df8bc8fd77b461821e42c061c5f0</meta:generator>
    <meta:document-statistic meta:table-count="0" meta:image-count="0" meta:object-count="0" meta:page-count="3" meta:paragraph-count="41" meta:word-count="363" meta:character-count="2862" meta:non-whitespace-character-count="2504"/>
  </office:meta>
</office:document-meta>
</file>